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3333" loext:opacity="100%" officeooo:rsid="0019bbfc" officeooo:paragraph-rsid="0019bbfc"/>
    </style:style>
    <style:style style:name="P2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ba9ec" officeooo:paragraph-rsid="001ba9ec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a3d9e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ba9ec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e0dbd" officeooo:paragraph-rsid="001e0dbd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2f6c65" officeooo:paragraph-rsid="0047eed8" style:font-size-asian="16pt" style:font-size-complex="16pt"/>
    </style:style>
    <style:style style:name="P1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2f6c65" officeooo:paragraph-rsid="0049731c" style:font-size-asian="16pt" style:font-size-complex="16pt"/>
    </style:style>
    <style:style style:name="P13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f6c65" officeooo:paragraph-rsid="002b39f9" style:font-size-asian="16pt" style:font-size-complex="16pt"/>
    </style:style>
    <style:style style:name="P14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377d73" officeooo:paragraph-rsid="0049731c" style:font-size-asian="16pt" style:font-size-complex="16pt"/>
    </style:style>
    <style:style style:name="P15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a3d9e" style:font-size-asian="20pt" style:font-size-complex="20pt"/>
    </style:style>
    <style:style style:name="P1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ba9ec" style:font-size-asian="20pt" style:font-size-complex="20pt"/>
    </style:style>
    <style:style style:name="P1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ba9ec" officeooo:paragraph-rsid="001ba9ec" style:font-size-asian="20pt" style:font-size-complex="20pt"/>
    </style:style>
    <style:style style:name="P1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e0dbd" officeooo:paragraph-rsid="001e0dbd" style:font-size-asian="20pt" style:font-size-complex="20pt"/>
    </style:style>
    <style:style style:name="P1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2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2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-7" fo:font-size="20pt" officeooo:rsid="002a78dc" officeooo:paragraph-rsid="002a78dc" style:font-size-asian="20pt" style:font-size-complex="20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7 Bold" fo:font-size="20pt" officeooo:rsid="002a78dc" officeooo:paragraph-rsid="002a78dc" style:font-size-asian="20pt" style:font-size-complex="20pt"/>
    </style:style>
    <style:style style:name="P2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b39f9" style:font-size-asian="12.25pt" style:font-size-complex="14pt"/>
    </style:style>
    <style:style style:name="P2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a78dc" style:font-size-asian="12.25pt" style:font-size-complex="14pt"/>
    </style:style>
    <style:style style:name="P29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style:font-name="Abduction" fo:font-size="44pt" officeooo:rsid="00421ac2" officeooo:paragraph-rsid="00429748" style:font-size-asian="44pt" style:font-size-complex="44pt"/>
    </style:style>
    <style:style style:name="P3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30ad2" officeooo:paragraph-rsid="00230ad2" style:font-size-asian="20pt" style:font-size-complex="20pt"/>
    </style:style>
    <style:style style:name="P3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32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Abduction" fo:font-size="24pt" officeooo:rsid="00421ac2" officeooo:paragraph-rsid="00429748" style:font-size-asian="24pt" style:font-size-complex="24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officeooo:rsid="0030ee39"/>
    </style:style>
    <style:style style:name="T6" style:family="text">
      <style:text-properties officeooo:rsid="00377d73"/>
    </style:style>
    <style:style style:name="T7" style:family="text">
      <style:text-properties officeooo:rsid="003d8cc7"/>
    </style:style>
    <style:style style:name="T8" style:family="text">
      <style:text-properties officeooo:rsid="003f098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ffff" loext:opacity="100%" style:font-name="Source Serif Pro Semibold"/>
    </style:style>
    <style:style style:name="T11" style:family="text">
      <style:text-properties fo:color="#ffffff" loext:opacity="100%" style:font-name="Source Serif Pro Semibold" officeooo:rsid="0028a0dd"/>
    </style:style>
    <style:style style:name="T12" style:family="text">
      <style:text-properties officeooo:rsid="00429748"/>
    </style:style>
    <style:style style:name="T13" style:family="text">
      <style:text-properties style:font-name="Source Serif Pro Semibold"/>
    </style:style>
    <style:style style:name="T14" style:family="text">
      <style:text-properties style:font-name="Source Serif Pro Semibold" officeooo:rsid="0021ddc2"/>
    </style:style>
    <style:style style:name="T15" style:family="text">
      <style:text-properties style:font-name="Source Serif Pro Semibold" officeooo:rsid="00429748"/>
    </style:style>
    <style:style style:name="T16" style:family="text">
      <style:text-properties fo:color="#ff8000" loext:opacity="100%" style:font-name="Source Serif Pro Bold"/>
    </style:style>
    <style:style style:name="T17" style:family="text">
      <style:text-properties fo:color="#ff8000" loext:opacity="100%" style:font-name="Source Serif Pro Bold" style:text-underline-style="none" fo:font-weight="normal" style:font-weight-asian="normal" style:font-weight-complex="normal"/>
    </style:style>
    <style:style style:name="T18" style:family="text">
      <style:text-properties officeooo:rsid="00469666"/>
    </style:style>
    <style:style style:name="T19" style:family="text">
      <style:text-properties officeooo:rsid="0047ba4e"/>
    </style:style>
    <style:style style:name="T20" style:family="text">
      <style:text-properties officeooo:rsid="002f6c65"/>
    </style:style>
    <style:style style:name="fr1" style:family="graphic" style:parent-style-name="Graphics">
      <style:graphic-properties style:vertical-pos="top" style:vertical-rel="paragraph" style:horizontal-pos="from-left" style:horizontal-rel="paragraph" fo:padding="0.049cm" fo:border="0.06pt solid #ff8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fo:padding="0.049cm" fo:border="0.06pt solid #ff8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6" text:anchor-type="char" svg:x="0cm" svg:y="0cm" svg:width="20.999cm" svg:height="29.7cm" draw:z-index="0"><draw:image xlink:href="../background.jpg" xlink:type="simple" xlink:show="embed" xlink:actuate="onLoad" draw:mime-type="image/jpeg"/></draw:frame></text:p>
      <text:p text:style-name="P1"/>
      <text:p text:style-name="P29">RED PlaneT</text:p>
      <text:p text:style-name="P32"><text:span text:style-name="T13">Amstrad CPC - </text:span><text:span text:style-name="T15">© </text:span><text:span text:style-name="T14">salvaKantero 2015/</text:span><text:span text:style-name="T13">22</text:span></text:p>
      <text:p text:style-name="P2"/>
      <text:p text:style-name="P2"/>
      <text:p text:style-name="P15"><draw:frame draw:style-name="fr5" draw:name="Imagen1" text:anchor-type="paragraph" svg:x="0.439cm" svg:y="0.178cm" svg:width="1.912cm" svg:height="1.849cm" draw:z-index="4"><draw:image xlink:href="../prota.png" xlink:type="simple" xlink:show="embed" xlink:actuate="onLoad" draw:filter-name="&lt;Todas las imágenes&gt;" draw:mime-type="image/png"/></draw:frame>Conduce a nuestro héroe al subsuelo de la antigua estación espacial para volar todo el complejo y acabar con sus malignos habitantes. <text:span text:style-name="T12">Pero cuidado, e</text:span><text:span text:style-name="T4">l entorno es peligroso. </text:span><text:span text:style-name="T12">E</text:span><text:span text:style-name="T4">vita </text:span><text:span text:style-name="T12">entrar en contacto</text:span><text:span text:style-name="T4"> con los enemigos, </text:span><text:span text:style-name="T7">y</text:span><text:span text:style-name="T4"> caer en los pozos de lava o de residuos radiactivos.</text:span></text:p>
      <text:p text:style-name="P6"/>
      <text:p text:style-name="P6"/>
      <text:p text:style-name="P16"><draw:frame draw:style-name="fr5" draw:name="Imagen2" text:anchor-type="paragraph" svg:x="0.549cm" svg:y="0.24cm" svg:width="1.746cm" svg:height="1.746cm" draw:z-index="5"><draw:image xlink:href="../explosivo.png" xlink:type="simple" xlink:show="embed" xlink:actuate="onLoad" draw:filter-name="&lt;Todas las imágenes&gt;" draw:mime-type="image/png"/></draw:frame>Para acabar con éxito la misión debes obtener los 10 explosivos que hay repartidos por la estación, y situarlos en el depósito de explosivos, en lo más profundo de la base marciana. <text:span text:style-name="T3">Una vez depositados, tienes que regresar al centro de control y activar el detonador.</text:span> </text:p>
      <text:p text:style-name="P7"/>
      <text:p text:style-name="P7"/>
      <text:p text:style-name="P17"><draw:frame draw:style-name="fr5" draw:name="Imagen3" text:anchor-type="paragraph" svg:x="0.557cm" svg:y="0.37cm" svg:width="1.893cm" svg:height="1.774cm" draw:z-index="3"><draw:image xlink:href="../key.png" xlink:type="simple" xlink:show="embed" xlink:actuate="onLoad" draw:filter-name="&lt;Todas las imágenes&gt;" draw:mime-type="image/png"/></draw:frame>En ocasiones tendrás que acceder a zonas cerradas con tarjeta de acceso, por lo que <text:span text:style-name="T1">previamente</text:span> deberás localizar estas tarjetas para continuar tu misión.</text:p>
      <text:p text:style-name="P3"/>
      <text:p text:style-name="P3"/>
      <text:p text:style-name="P18"><draw:frame draw:style-name="fr5" draw:name="Imagen4" text:anchor-type="paragraph" svg:x="0.545cm" svg:y="0.152cm" svg:width="1.864cm" svg:height="1.864cm" draw:z-index="6"><draw:image xlink:href="../municion.png" xlink:type="simple" xlink:show="embed" xlink:actuate="onLoad" draw:filter-name="&lt;Todas las imágenes&gt;" draw:mime-type="image/png"/></draw:frame>Tienes la posibilidad de disparar balas de plasma contra tus enemigos, pero cuidado, no malgastes munición, ya que ésta es escasa. Hay recargas repartidas por <text:span text:style-name="T3">todo </text:span>el complejo. <text:span text:style-name="T3">Reserva algo de munición para la vuelta.</text:span></text:p>
      <text:p text:style-name="P9"/>
      <text:p text:style-name="P8"/>
      <text:p text:style-name="P8"/>
      <text:p text:style-name="P9"><text:soft-page-break/></text:p>
      <text:p text:style-name="P9"/>
      <text:p text:style-name="P9"/>
      <text:p text:style-name="P18"><draw:frame draw:style-name="fr5" draw:name="Imagen5" text:anchor-type="paragraph" svg:x="0.573cm" svg:y="0.203cm" svg:width="1.655cm" svg:height="1.766cm" draw:z-index="7"><draw:image xlink:href="../oxigeno.png" xlink:type="simple" xlink:show="embed" xlink:actuate="onLoad" draw:filter-name="&lt;Todas las imágenes&gt;" draw:mime-type="image/png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8"/>
      <text:p text:style-name="P5"><draw:frame draw:style-name="fr6" draw:name="Imagen13" text:anchor-type="char" svg:x="0cm" svg:y="0cm" svg:width="20.999cm" svg:height="29.7cm" draw:z-index="1"><draw:image xlink:href="../background.jpg" xlink:type="simple" xlink:show="embed" xlink:actuate="onLoad" draw:mime-type="image/jpeg"/></draw:frame></text:p>
      <text:p text:style-name="P24"/>
      <text:p text:style-name="P30">ENEMIGOS:</text:p>
      <text:p text:style-name="P10"/>
      <text:p text:style-name="P23"><draw:frame draw:style-name="fr5" draw:name="Imagen7" text:anchor-type="paragraph" svg:x="0.658cm" svg:y="0.159cm" svg:width="1.919cm" svg:height="1.919cm" draw:z-index="8"><draw:image xlink:href="../infectado.png" xlink:type="simple" xlink:show="embed" xlink:actuate="onLoad" draw:filter-name="&lt;Todas las imágenes&gt;" draw:mime-type="image/png"/></draw:frame><text:span text:style-name="T17">INFECTADO:</text:span> <text:span text:style-name="T10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22"/>
      <text:p text:style-name="P22"/>
      <text:p text:style-name="P23"><draw:frame draw:style-name="fr4" draw:name="Imagen8" text:anchor-type="paragraph" svg:x="0.658cm" svg:y="0.159cm" svg:width="1.946cm" svg:height="1.946cm" draw:z-index="9"><draw:image xlink:href="../aracnovirus.png" xlink:type="simple" xlink:show="embed" xlink:actuate="onLoad" draw:filter-name="&lt;Todas las imágenes&gt;" draw:mime-type="image/png"/></draw:frame><text:span text:style-name="T16">ARACNOVIRUS:</text:span> <text:span text:style-name="T10">De movimientos erráticos y rápidos. Suelen moverse por el aire. Son los alienígenas más numerosos que han colonizado la base.</text:span></text:p>
      <text:p text:style-name="P22"/>
      <text:p text:style-name="P22"/>
      <text:p text:style-name="P23"><draw:frame draw:style-name="fr4" draw:name="Imagen9" text:anchor-type="paragraph" svg:x="0.631cm" svg:y="0.159cm" svg:width="1.946cm" svg:height="1.946cm" draw:z-index="10"><draw:image xlink:href="../pelusoide.png" xlink:type="simple" xlink:show="embed" xlink:actuate="onLoad" draw:filter-name="&lt;Todas las imágenes&gt;" draw:mime-type="image/png"/></draw:frame><text:span text:style-name="T16">PELUSOIDE:</text:span> <text:span text:style-name="T10">Son muy inteligentes. Pueden permanecer agazapados esperando tu llegada. Si te ven o te oyen, </text:span><text:span text:style-name="T11">se abalanzarán sobre ti. En ese caso a</text:span><text:span text:style-name="T10">caba con ellos cuanto antes. Lo mejor es mantenerse a distancia.</text:span></text:p>
      <text:p text:style-name="P4"/>
      <text:p text:style-name="P4"/>
      <text:p text:style-name="P4"/>
      <text:p text:style-name="P26"><draw:frame draw:style-name="fr3" draw:name="Imagen14" text:anchor-type="char" svg:x="0cm" svg:y="0cm" svg:width="20.999cm" svg:height="29.7cm" draw:z-index="2"><draw:image xlink:href="../background.jpg" xlink:type="simple" xlink:show="embed" xlink:actuate="onLoad" draw:mime-type="image/jpeg"/></draw:frame><text:soft-page-break/></text:p>
      <text:p text:style-name="P31"/>
      <text:p text:style-name="P31">CONTROL DE JUEGO:</text:p>
      <text:p text:style-name="P26"/>
      <text:p text:style-name="P19">1:<text:tab/><text:tab/>Teclado.</text:p>
      <text:p text:style-name="P19">2:<text:tab/><text:tab/>Joystick.</text:p>
      <text:p text:style-name="P25"/>
      <text:p text:style-name="P19">Q:<text:tab/><text:tab/>Saltar.</text:p>
      <text:p text:style-name="P19">A:<text:tab/><text:tab/>Acción <text:span text:style-name="T19">(</text:span>Depositar explosivos, pulsar detonador<text:span text:style-name="T19">)</text:span></text:p>
      <text:p text:style-name="P19">O:<text:tab/><text:tab/>Izquierda.</text:p>
      <text:p text:style-name="P19">P:<text:tab/><text:tab/>Derecha.</text:p>
      <text:p text:style-name="P20">SPC:<text:tab/>Disparo.</text:p>
      <text:p text:style-name="P20"/>
      <text:p text:style-name="P21">M:<text:tab/><text:tab/>Música Sí/No</text:p>
      <text:p text:style-name="P19"><text:span text:style-name="T19">Enter</text:span>:<text:tab/>Pausa.</text:p>
      <text:p text:style-name="P19"><text:span text:style-name="T18">ESC</text:span>:<text:tab/>Cancelar partida.</text:p>
      <text:p text:style-name="P28"/>
      <text:p text:style-name="P27"/>
      <text:p text:style-name="P27"><draw:frame draw:style-name="fr2" draw:name="Imagen10" text:anchor-type="paragraph" svg:x="0.771cm" svg:width="9.234cm" svg:height="6.5cm" draw:z-index="11"><draw:image xlink:href="../pant1.jpg" xlink:type="simple" xlink:show="embed" xlink:actuate="onLoad" draw:mime-type="image/jpeg"/></draw:frame><draw:frame draw:style-name="fr1" draw:name="Imagen11" text:anchor-type="paragraph" svg:x="10.811cm" svg:width="9.32cm" svg:height="6.5cm" draw:z-index="12"><draw:image xlink:href="../pant2.jpg" xlink:type="simple" xlink:show="embed" xlink:actuate="onLoad" draw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La imagen<text:span text:style-name="T6"> de</text:span> la pantalla de carga y <text:span text:style-name="T8">la</text:span> carátula </text:p>
      <text:p text:style-name="P14">se ha obtenido (con permiso de su autor) </text:p>
      <text:p text:style-name="P14">del original <text:span text:style-name="T9">Astronaut</text:span>, de <text:span text:style-name="T20">M</text:span><text:span text:style-name="T8">ichael</text:span><text:span text:style-name="T20"> S</text:span><text:span text:style-name="T8">mith</text:span><text:span text:style-name="T20">. </text:span></text:p>
      <text:p text:style-name="P12">Síguelo en <text:span text:style-name="T5">t</text:span>witter / <text:span text:style-name="T5">i</text:span>nstagram en @<text:span text:style-name="T5">D</text:span>oodlebags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09T16:23:49.873000000</meta:creation-date>
    <dc:date>2022-02-18T18:29:50.051000000</dc:date>
    <meta:editing-duration>PT3H40M55S</meta:editing-duration>
    <meta:editing-cycles>48</meta:editing-cycles>
    <meta:generator>LibreOffice/7.2.5.2$Windows_X86_64 LibreOffice_project/499f9727c189e6ef3471021d6132d4c694f357e5</meta:generator>
    <meta:document-statistic meta:table-count="0" meta:image-count="13" meta:object-count="0" meta:page-count="3" meta:paragraph-count="26" meta:word-count="351" meta:character-count="2117" meta:non-whitespace-character-count="1781"/>
  </office:meta>
</office:document-meta>
</file>